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2</meta:editing-cycles>
    <meta:generator>LibreOffice/24.8.6.2$Windows_X86_64 LibreOffice_project/6d98ba145e9a8a39fc57bcc76981d1fb1316c60c</meta:generator>
    <meta:editing-duration>PT1H49M3S</meta:editing-duration>
    <dc:date>2025-04-11T15:35:23.719000000</dc:date>
    <meta:document-statistic meta:table-count="0" meta:image-count="16" meta:object-count="0" meta:page-count="5" meta:paragraph-count="141" meta:word-count="386" meta:character-count="4510" meta:non-whitespace-character-count="3655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